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38cm" draw:marker-end="Symmetric_20_Arrow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LMSans10" style:font-family-generic="swiss" style:font-pitch="variable" fo:font-size="14pt" style:font-size-asian="14pt" style:font-size-complex="1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LMSans10" style:font-family-generic="swiss" style:font-pitch="variable"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LMSans10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ltra-send" draw:style-name="dp1" draw:master-page-name="Default">
        <office:forms form:automatic-focus="false" form:apply-design-mode="false"/>
        <draw:connector draw:style-name="gr1" draw:text-style-name="P1" draw:layer="layout" draw:line-skew="0.725cm" svg:x1="8.1cm" svg:y1="14.275cm" svg:x2="17.25cm" svg:y2="11.975cm" draw:start-shape="id1" draw:start-glue-point="2" draw:end-shape="id2" draw:end-glue-point="2" svg:d="m8100 14275v1225h9150v-3525">
          <text:p text:style-name="P5"/>
        </draw:connector>
        <draw:g draw:id="id3">
          <draw:custom-shape draw:style-name="gr2" draw:text-style-name="P3" draw:layer="layout" svg:width="4.49cm" svg:height="0.608cm" svg:x="15cm" svg:y="6.587cm">
            <text:p text:style-name="P2"><text:span text:style-name="T1">transmit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15.01cm" svg:y="7.229cm">
            <text:p text:style-name="P2"><text:span text:style-name="T2">tx_send_pc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2" draw:text-style-name="P3" draw:layer="layout" svg:width="4.49cm" svg:height="0.608cm" svg:x="15cm" svg:y="10.175cm">
            <text:p text:style-name="P2"><text:span text:style-name="T1">sbuf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15.01cm" svg:y="10.817cm">
            <text:p text:style-name="P2"><text:span text:style-name="T2">sbuf_get_nex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draw:type="line" svg:x1="17.25cm" svg:y1="10.175cm" svg:x2="17.25cm" svg:y2="8.387cm" draw:start-shape="id2" draw:start-glue-point="0" draw:end-shape="id3" draw:end-glue-point="2" svg:d="m17250 10175v-1788">
          <text:p text:style-name="P5"/>
        </draw:connector>
        <draw:g draw:id="id1">
          <draw:custom-shape draw:style-name="gr2" draw:text-style-name="P3" draw:layer="layout" svg:width="6.985cm" svg:height="0.608cm" svg:x="4.6cm" svg:y="12.475cm">
            <text:p text:style-name="P2"><text:span text:style-name="T1">tfrc_sndr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985cm" svg:height="1.158cm" svg:x="4.615cm" svg:y="13.117cm">
            <text:p text:style-name="P2"><text:span text:style-name="T2">tfrc_sndr_send_o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g>
            <draw:custom-shape draw:style-name="gr2" draw:text-style-name="P3" draw:layer="layout" svg:width="4.49cm" svg:height="0.608cm" svg:x="5.85cm" svg:y="5.4cm">
              <text:p text:style-name="P2"><text:span text:style-name="T1">transmit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4.49cm" svg:height="1.158cm" svg:x="5.86cm" svg:y="6.042cm">
              <text:p text:style-name="P5"><text:span text:style-name="T2">tx_send_thread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6" draw:layer="layout" svg:width="6.715cm" svg:height="0.984cm" svg:x="4.743cm" svg:y="4.426cm">
            <draw:text-box>
              <text:p text:style-name="P2"><text:span text:style-name="T2">initiate send thread</text:span></text:p>
            </draw:text-box>
          </draw:frame>
        </draw:g>
        <draw:g draw:id="id5">
          <draw:custom-shape draw:style-name="gr2" draw:text-style-name="P3" draw:layer="layout" svg:width="4.49cm" svg:height="0.608cm" svg:x="5.85cm" svg:y="8.887cm">
            <text:p text:style-name="P2"><text:span text:style-name="T1">cc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49cm" svg:height="1.158cm" svg:x="5.86cm" svg:y="9.529cm">
            <text:p text:style-name="P2"><text:span text:style-name="T2">cc_sndr_ok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" draw:text-style-name="P1" draw:layer="layout" draw:type="line" svg:x1="8.1cm" svg:y1="7.2cm" svg:x2="8.1cm" svg:y2="8.887cm" draw:start-shape="id4" draw:start-glue-point="2" draw:end-shape="id5" draw:end-glue-point="0" svg:d="m8100 7200v1687">
          <text:p text:style-name="P5"/>
        </draw:connector>
        <draw:connector draw:style-name="gr1" draw:text-style-name="P1" draw:layer="layout" draw:type="line" svg:x1="8.1cm" svg:y1="10.687cm" svg:x2="8.1cm" svg:y2="12.475cm" draw:start-shape="id5" draw:start-glue-point="2" draw:end-shape="id1" draw:end-glue-point="0" svg:d="m8100 10687v1788">
          <text:p text:style-name="P5"/>
        </draw:connector>
        <draw:frame draw:style-name="gr4" draw:text-style-name="P8" draw:layer="layout" svg:width="7.5cm" svg:height="0.984cm" svg:x="13.5cm" svg:y="5.126cm">
          <draw:text-box>
            <text:p text:style-name="P7"><text:span text:style-name="T2">retrieve next fragment to be sent</text:span></text:p>
          </draw:text-box>
        </draw:frame>
        <draw:connector draw:style-name="gr1" draw:text-style-name="P1" draw:layer="layout" draw:line-skew="1cm" svg:x1="19.5cm" svg:y1="7.487cm" svg:x2="19.5cm" svg:y2="11.075cm" draw:start-shape="id3" draw:start-glue-point="1" draw:end-shape="id2" draw:end-glue-point="1" svg:d="m19500 7487h1500v3588h-1500">
          <text:p text:style-name="P5"/>
        </draw:connecto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7-01T11:50:14</meta:creation-date>
    <dc:creator>Soo-Hyun Choi</dc:creator>
    <dc:date>2008-07-14T14:20:33</dc:date>
    <meta:editing-cycles>2</meta:editing-cycles>
    <meta:editing-duration>PT18M22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